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2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20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2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1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0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20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1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5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3-13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0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2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17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02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24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1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2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04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24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29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19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27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1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24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25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7941818182" calcext:value-type="float">
            <text:p>36.591794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1406896552" calcext:value-type="float">
            <text:p>36.4141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14541935484" calcext:value-type="float">
            <text:p>36.461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03162758621" calcext:value-type="float">
            <text:p>36.610316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87304" calcext:value-type="float">
            <text:p>36.62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28998709677" calcext:value-type="float">
            <text:p>36.6228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348" calcext:value-type="float">
            <text:p>36.56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39584516129" calcext:value-type="float">
            <text:p>36.5139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64192" calcext:value-type="float">
            <text:p>36.52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6309677419" calcext:value-type="float">
            <text:p>36.597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34612413793" calcext:value-type="float">
            <text:p>36.65346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9009032258" calcext:value-type="float">
            <text:p>36.7049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4856774194" calcext:value-type="float">
            <text:p>37.0574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0672" calcext:value-type="float">
            <text:p>37.13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78" calcext:value-type="float">
            <text:p>37.22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03292" calcext:value-type="float">
            <text:p>37.33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65019354839" calcext:value-type="float">
            <text:p>37.396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15655483871" calcext:value-type="float">
            <text:p>37.4015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88" calcext:value-type="float">
            <text:p>37.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92781935484" calcext:value-type="float">
            <text:p>37.3392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59552" calcext:value-type="float">
            <text:p>37.38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532516129" calcext:value-type="float">
            <text:p>37.4445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8834285714" calcext:value-type="float">
            <text:p>37.49388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06428387097" calcext:value-type="float">
            <text:p>37.5406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44336774194" calcext:value-type="float">
            <text:p>37.78443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6046896552" calcext:value-type="float">
            <text:p>37.84060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1917419355" calcext:value-type="float">
            <text:p>37.9011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436" calcext:value-type="float">
            <text:p>38.03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91961290323" calcext:value-type="float">
            <text:p>38.059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56624516129" calcext:value-type="float">
            <text:p>37.9556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2604" calcext:value-type="float">
            <text:p>37.85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61629677419" calcext:value-type="float">
            <text:p>37.8061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88704" calcext:value-type="float">
            <text:p>37.74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2456774194" calcext:value-type="float">
            <text:p>37.8042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28942857143" calcext:value-type="float">
            <text:p>37.8528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9326451613" calcext:value-type="float">
            <text:p>37.8929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18336" calcext:value-type="float">
            <text:p>38.24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64860645161" calcext:value-type="float">
            <text:p>38.3264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7632" calcext:value-type="float">
            <text:p>38.4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25615483871" calcext:value-type="float">
            <text:p>38.5125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26968" calcext:value-type="float">
            <text:p>38.44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38689032258" calcext:value-type="float">
            <text:p>38.3538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40736" calcext:value-type="float">
            <text:p>38.3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34407741935" calcext:value-type="float">
            <text:p>38.44344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33157142857" calcext:value-type="float">
            <text:p>38.50331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47997419355" calcext:value-type="float">
            <text:p>38.5747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7485217391" calcext:value-type="float">
            <text:p>38.837748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54538181818" calcext:value-type="float">
            <text:p>38.92545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62768695652" calcext:value-type="float">
            <text:p>39.056276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0138181818" calcext:value-type="float">
            <text:p>39.21501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4768" calcext:value-type="float">
            <text:p>39.1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4697" calcext:value-type="float">
            <text:p>39.1046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3742" calcext:value-type="float">
            <text:p>39.08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4692" calcext:value-type="float">
            <text:p>39.0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5454" calcext:value-type="float">
            <text:p>39.06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917" calcext:value-type="float">
            <text:p>39.07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2698" calcext:value-type="float">
            <text:p>39.112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50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078" calcext:value-type="float">
            <text:p>39.105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88" meta:object-count="0"/>
    <meta:user-defined meta:name="AppVersion">3.0</meta:user-defined>
  </office:meta>
</office:document-meta>
</file>